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rsid="00042f08" officeooo:paragraph-rsid="00042f0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4pt" officeooo:rsid="00042f08" officeooo:paragraph-rsid="00042f08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4pt" officeooo:rsid="0006f6e7" officeooo:paragraph-rsid="0006f6e7" style:font-size-asian="14pt" style:font-size-complex="14pt"/>
    </style:style>
    <style:style style:name="T1" style:family="text">
      <style:text-properties fo:language="en" fo:country="US" officeooo:rsid="00057dff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57dff"/>
    </style:style>
    <style:style style:name="T4" style:family="text">
      <style:text-properties fo:language="ru" fo:country="RU" officeooo:rsid="00088a2b"/>
    </style:style>
    <style:style style:name="T5" style:family="text">
      <style:text-properties fo:language="ru" fo:country="RU" officeooo:rsid="000bce17"/>
    </style:style>
    <style:style style:name="T6" style:family="text">
      <style:text-properties officeooo:rsid="0006f6e7"/>
    </style:style>
    <style:style style:name="T7" style:family="text">
      <style:text-properties officeooo:rsid="00088a2b"/>
    </style:style>
    <style:style style:name="T8" style:family="text">
      <style:text-properties officeooo:rsid="000b5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Таблица учета визитов клиентов парикмахерской «Мила». Включает в себя <text:span text:style-name="T7">нумерацию, </text:span>ФИО, номер телефона, <text:span text:style-name="T7">дату <text:s/>посещения,</text:span> учитывает текущий визит клиента, <text:span text:style-name="T7">имеет возможность удаления клиента</text:span>. Каждый пятый визит позволяет клиенту получить скидку. Пятый визит окрашивается в красный цвет.</text:p>
      <text:p text:style-name="P1">После набора с клавиатуры данных клиента необходимо нажать кнопку «Ввести» и обновить страницу браузера. <text:span text:style-name="T8">Нумерация, п</text:span><text:span text:style-name="T6">ервый визит клиента </text:span><text:span text:style-name="T7">и дата </text:span><text:span text:style-name="T8">первого</text:span><text:span text:style-name="T7"> визита</text:span><text:span text:style-name="T6"> проставля</text:span><text:span text:style-name="T8">ю</text:span><text:span text:style-name="T6">тся автоматически, далее очередь визита </text:span><text:span text:style-name="T7">и дата текущего визита</text:span><text:span text:style-name="T6"> проставляется вручную с последующим обновлением страницы.</text:span> <text:span text:style-name="T3">Для быстрого поиска информации в таблице необходимо использовать комбинацию клавиш «</text:span><text:span text:style-name="T1">Ctrl + F</text:span><text:span text:style-name="T3">».</text:span></text:p>
      <text:p text:style-name="P3"><text:span text:style-name="T2">Таблица отображается в браузере.</text:span><text:span text:style-name="T3"> В</text:span><text:span text:style-name="T2">веденная информация сохраняется при обновлении страницы браузера и после его закрытия, </text:span><text:span text:style-name="T5">а</text:span><text:span text:style-name="T2"> </text:span><text:span text:style-name="T4">так же после выключения/включения компьютера</text:span><text:span text:style-name="T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3T18:52:15.824000000</meta:creation-date>
    <dc:date>2023-03-25T14:56:19.424000000</dc:date>
    <meta:editing-duration>PT15M25S</meta:editing-duration>
    <meta:editing-cycles>6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3" meta:word-count="107" meta:character-count="834" meta:non-whitespace-character-count="729"/>
  </office:meta>
</office:document-meta>
</file>